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Header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Header">
      <style:paragraph-properties fo:text-align="center" style:justify-single-word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"/></text:span></text:p>
      <text:p text:style-name="P1"><text:span text:style-name="Strong_20_Emphasis"><text:span text:style-name="T1">Apresentação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2">A internet atualmente reúne uma enorme quantidade de informações, em especial na área de informática. Acontece que, mesmo com a evolução dos instrumentos de busca, ainda assim, algumas vezes dá trabalho encontrar algo e acontece até de não encontrarmos algo que sabemos existir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Este é mais um documento escrito “a mil mãos” sobre o SGBDOR PostgreSQL. Digo escrito a mil mãos pelo fato de minha colaboração aqui praticamente se resumir em reunir, organizar por assunto e adicionar um índice ao material, que em sua maioria não é de autoria de terceiros. A maior parte vem da ótima documentação oficial em português do Brasil em: </text:span></text:span><text:a xlink:type="simple" xlink:href="http://pgdocptbr.sourceforge.net/pg80/index.htm"><text:span text:style-name="Strong_20_Emphasis"><text:span text:style-name="T2">http://pgdocptbr.sourceforge.net/pg80/index.htm</text:span></text:span></text:a></text:p>
      <text:p text:style-name="P2"><text:span text:style-name="Strong_20_Emphasis"><text:span text:style-name="T2"/></text:span></text:p>
      <text:p text:style-name="P2"><text:span text:style-name="Strong_20_Emphasis"><text:span text:style-name="T2">Também adicionei alguns capítulos que traduzi da documentação em inglês:</text:span></text:span></text:p>
      <text:p text:style-name="P2"><text:a xlink:type="simple" xlink:href="http://www.postgresql.org/docs/current/static/"><text:span text:style-name="Strong_20_Emphasis"><text:span text:style-name="T2">http://www.postgresql.org/docs/current/static/</text:span></text:span></text:a></text:p>
      <text:p text:style-name="P2"><text:span text:style-name="Strong_20_Emphasis"><text:span text:style-name="T2"/></text:span></text:p>
      <text:p text:style-name="P2"><text:span text:style-name="Strong_20_Emphasis"><text:span text:style-name="T2">Muitas valiosas dicas da lista:</text:span></text:span></text:p>
      <text:p text:style-name="P2"><text:a xlink:type="simple" xlink:href="https://listas.postgresql.org.br/cgi-bin/mailman/listinfo/pgbr-geral"><text:span text:style-name="Strong_20_Emphasis"><text:span text:style-name="T2">https://listas.postgresql.org.br/cgi-bin/mailman/listinfo/pgbr-geral</text:span></text:span></text:a><text:span text:style-name="Strong_20_Emphasis"><text:span text:style-name="T2">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2">Muita coisa boa do portal iMasters: </text:span></text:span><text:a xlink:type="simple" xlink:href="http://www.imasters.com.br/"><text:span text:style-name="Strong_20_Emphasis"><text:span text:style-name="T2">http://www.imasters.com.br</text:span></text:span></text:a></text:p>
      <text:p text:style-name="P2"><text:span text:style-name="Strong_20_Emphasis"><text:span text:style-name="T1"><text:line-break/></text:span></text:span><text:span text:style-name="Strong_20_Emphasis"><text:span text:style-name="T2">Também li vários livros, citados ao longo do material (durante estes três últimos meses precisei elaborar o material para ministrar um curso de PostgreSQL, para o qual até o momento já li muitos tutoriais, artigos, documentação on-line, dez livros, sendo cinco em inglês e cinco em português, de várias áreas: teoria de bancos de dados (3), PostgreSQL (3), SQL (2), redes (1), segurança (1). Este foi meu recorde :). Não foram leituras "de capa a capa", mas li tudo que me interessava para a elaboração do material. Analisando pelas quantidades, veja que minha ênfase foi na teoria de bancos de dados e no SGBD, pois sinto necessidade em especial de melhorar meus conhecimentos sobre a teoria dos bancos de dados. Claro que preciso melhorar em todas, mas em especial a parte teórica dos bancos de dados, análise e projeto e também a parte prática de administração do PostgreSQL, que agora também está recebendo mais atenção (pois passei a administrar o PostgreSQL no trabalho). Vou alterar um pouco um ditado que temos por aqui no Ceará: 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3">"Em casa de ferreiro que se preze o espeto deve ser de aço inox."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Reuni diversos artigos, geralmente citando a fonte e o autor.</text:span></text:span></text:p>
      <text:p text:style-name="P2"><text:span text:style-name="Strong_20_Emphasis"><text:span text:style-name="T2">Como tenho por hábito catalogar tudo que considero importante, atualmente tenho uma boa quantidade de material sobre o PortgreSQL. Parte organizei e criei este material e o restante organizei em diretórios por assunto e estou divulgando no site criado especificamente para este projeto:</text:span></text:span></text:p>
      <text:p text:style-name="P2"><text:a xlink:type="simple" xlink:href="http://pg.ribafs.net/"><text:span text:style-name="Strong_20_Emphasis"><text:span text:style-name="T2">http://pg.ribafs.net/down</text:span></text:span></text:a></text:p>
      <text:p text:style-name="P2"><text:span text:style-name="Strong_20_Emphasis"><text:span text:style-name="T2"/></text:span></text:p>
      <text:p text:style-name="P2"><text:span text:style-name="Strong_20_Emphasis"><text:span text:style-name="T2">Este material no formato PDF encontra-se no link:</text:span></text:span></text:p>
      <text:p text:style-name="P2"><text:a xlink:type="simple" xlink:href="http://pg.ribafs.net/documentacao/PostgreSQL_PAP.pdf"><text:span text:style-name="Strong_20_Emphasis"><text:span text:style-name="T2">http://pg.ribafs.net/documentacao/PostgreSQL_PAP.pdf</text:span></text:span></text:a></text:p>
      <text:p text:style-name="P2"><text:span text:style-name="Strong_20_Emphasis"><text:span text:style-name="T2"/></text:span></text:p>
      <text:p text:style-name="P2"><text:span text:style-name="Strong_20_Emphasis"><text:span text:style-name="T2">Nesse site também adicionei várias outras informações úteis a quem lida com PostgreSQL, como bons links, relação de livros e e-books, artigos relacionados ao trabalho, elaboração de currículos, técnicas de entrevistas e similares (do excelente blog Efetividade – </text:span></text:span><text:a xlink:type="simple" xlink:href="http://efetividade.net/"><text:span text:style-name="Strong_20_Emphasis"><text:span text:style-name="T2">http://efetividade.net</text:span></text:span></text:a><text:span text:style-name="Strong_20_Emphasis"><text:span text:style-name="T2">), uma grande relação de ferramentas e muito mais.</text:span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4"/></text:span></text:p>
      <text:p text:style-name="P2"><text:span text:style-name="Strong_20_Emphasis"><text:span text:style-name="T4">Licença deste material: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5">A licença deste material é a mesma do manual oficial do PostgreSQL, portanto, você pode "</text:span></text:span><text:span text:style-name="Strong_20_Emphasis"><text:span text:style-name="T6">usar, copiar, modificar e distribuir</text:span></text:span><text:span text:style-name="Strong_20_Emphasis"><text:span text:style-name="T5">".</text:span></text:span><text:span text:style-name="Strong_20_Emphasis"><text:span text:style-name="T6"> </text:span></text:span><text:span text:style-name="Strong_20_Emphasis"><text:span text:style-name="T5">Apenas mantenha em todas as cópias o crédito para os “mil” autores, em especial à equipe do </text:span></text:span><text:span text:style-name="Strong_20_Emphasis"><text:span text:style-name="T2">Global Development Group e aos tradutores da documentação em português do Brasil, sem esquecer os demais autores, inclusive os anônimos.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22T13:22:18</meta:creation-date>
    <dc:creator>Ribamar FS</dc:creator>
    <dc:date>2008-06-12T12:47:07</dc:date>
    <meta:editing-cycles>13</meta:editing-cycles>
    <meta:editing-duration>PT16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8" meta:word-count="512" meta:character-count="3258"/>
  </office:meta>
</office:document-meta>
</file>